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1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24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fo:background-color="#000080"/>
    </style:style>
    <style:style style:name="ce3" style:family="table-cell" style:parent-style-name="Default" style:data-style-name="N108">
      <style:table-cell-properties fo:border-bottom="none" fo:border-left="none" fo:border-right="none" fo:border-top="0.002cm solid #000000"/>
    </style:style>
    <style:style style:name="ce4" style:family="table-cell" style:parent-style-name="Default" style:data-style-name="N108">
      <style:table-cell-properties fo:background-color="#0084d1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88cm solid #ff3333"/>
      <style:text-properties fo:color="#000000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 style:data-style-name="N108">
      <style:text-properties fo:color="#ffffff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 style:data-style-name="N108">
      <style:text-properties fo:color="#000000"/>
    </style:style>
    <style:style style:name="gr1" style:family="graphic">
      <style:graphic-properties draw:stroke="solid" svg:stroke-width="0cm" draw:marker-start-width="0.2cm" draw:marker-end-width="0.2cm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0.5pt" style:font-size-asian="10.5pt" style:font-size-complex="10.5pt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ce1"/>
        <table:table-column table:style-name="co2" table:number-columns-repeated="14" table:default-cell-style-name="Default"/>
        <table:table-column table:style-name="co2" table:default-cell-style-name="ce8"/>
        <table:table-column table:style-name="co2" table:number-columns-repeated="1005" table:default-cell-style-name="Default"/>
        <table:table-row table:style-name="ro1">
          <table:table-cell office:value-type="string" table:number-columns-spanned="4" table:number-rows-spanned="1">
            <text:p>intervalle <text:span text:style-name="T1">(en </text:span><text:span text:style-name="T1">m)</text:span></text:p>
          </table:table-cell>
          <table:covered-table-cell table:number-columns-repeated="3"/>
          <table:table-cell office:value-type="string">
            <text:p>plante</text:p>
          </table:table-cell>
          <table:table-cell office:value-type="string">
            <text:p>%</text:p>
          </table:table-cell>
          <table:table-cell table:number-columns-repeated="12"/>
          <table:table-cell office:value-type="string">
            <text:p>distance</text:p>
          </table:table-cell>
          <table:table-cell table:number-columns-repeated="1005"/>
        </table:table-row>
        <table:table-row table:style-name="ro1">
          <table:table-cell table:style-name="ce2" office:value-type="string" table:number-columns-spanned="6" table:number-rows-spanned="1">
            <text:p>EAU</text:p>
          </table:table-cell>
          <table:covered-table-cell table:number-columns-repeated="3" table:style-name="ce4"/>
          <table:covered-table-cell table:number-columns-repeated="2"/>
          <table:table-cell>
            <draw:frame table:end-cell-address="Feuille1.M11" table:end-x="0.584cm" table:end-y="0.028cm" draw:z-index="0" draw:style-name="gr1" draw:text-style-name="P1" svg:width="15.914cm" svg:height="8.99cm" svg:x="1.108cm" svg:y="0.005cm">
              <draw:object draw:notify-on-update-of-ranges="Feuille1.S2:Feuille1.S11 Feuille1.E4:Feuille1.E4 Feuille1.E31:Feuille1.E31 Feuille1.E5:Feuille1.E5 Feuille1.E3:Feuille1.E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" office:value-type="string" table:number-columns-spanned="2" table:number-rows-spanned="4">
            <text:p>ces pourcentages correspondent à la surface occupée par chaque plante, dans un intervalle de 2,5m</text:p>
          </table:table-cell>
          <table:covered-table-cell/>
          <table:table-cell table:number-columns-repeated="3"/>
          <table:table-cell table:style-name="ce9" table:formula="of:=[.B3]" office:value-type="float" office:value="0">
            <text:p>0,0</text:p>
          </table:table-cell>
          <table:table-cell table:number-columns-repeated="1005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office:value-type="float" office:value="0" table:number-columns-spanned="1" table:number-rows-spanned="3">
            <text:p>0,0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office:value-type="float" office:value="2.5" table:number-columns-spanned="1" table:number-rows-spanned="3">
            <text:p>2,5</text:p>
          </table:table-cell>
          <table:table-cell table:style-name="ce5" office:value-type="string">
            <text:p>salicorne</text:p>
          </table:table-cell>
          <table:table-cell table:style-name="ce5" office:value-type="float" office:value="80">
            <text:p>8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2]+2.5" office:value-type="float" office:value="2.5">
            <text:p>2,5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3]+2.5" office:value-type="float" office:value="5">
            <text:p>5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20">
            <text:p>2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4]+2.5" office:value-type="float" office:value="7.5">
            <text:p>7,5</text:p>
          </table:table-cell>
          <table:table-cell table:number-columns-repeated="1005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3]+2.5" office:value-type="float" office:value="2.5" table:number-columns-spanned="1" table:number-rows-spanned="3">
            <text:p>2,5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3]+2.5" office:value-type="float" office:value="5" table:number-columns-spanned="1" table:number-rows-spanned="3">
            <text:p>5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80">
            <text:p>80</text:p>
          </table:table-cell>
          <table:table-cell table:style-name="ce6" table:number-columns-repeated="12"/>
          <table:table-cell table:formula="of:=[.S5]+2.5" office:value-type="float" office:value="10">
            <text:p>10</text:p>
          </table:table-cell>
          <table:table-cell table:number-columns-repeated="6"/>
          <table:table-cell table:style-name="ce6" table:number-columns-repeated="999"/>
        </table:table-row>
        <table:table-row table:style-name="ro1">
          <table:covered-table-cell table:number-columns-repeated="4"/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 table:number-columns-spanned="2" table:number-rows-spanned="1">
            <text:p>pourcentages totaux</text:p>
          </table:table-cell>
          <table:covered-table-cell/>
          <table:table-cell table:number-columns-repeated="3"/>
          <table:table-cell table:formula="of:=[.S6]+2.5" office:value-type="float" office:value="12.5">
            <text:p>12,5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string">
            <text:p>salicorne</text:p>
          </table:table-cell>
          <table:table-cell table:formula="of:=SUM([.$F$3];[.$F$6];[.$F$9];[.$F$12];[.$F$15];[.$F$18];[.$F$21];[.$F$24];[.$F$27];[.$F$30])/10" office:value-type="float" office:value="70">
            <text:p>70</text:p>
          </table:table-cell>
          <table:table-cell table:number-columns-repeated="3"/>
          <table:table-cell table:formula="of:=[.S7]+2.5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6]+2.5" office:value-type="float" office:value="5" table:number-columns-spanned="1" table:number-rows-spanned="3">
            <text:p>5,0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6]+2.5" office:value-type="float" office:value="7.5" table:number-columns-spanned="1" table:number-rows-spanned="3">
            <text:p>7,5</text:p>
          </table:table-cell>
          <table:table-cell table:style-name="ce5" office:value-type="string">
            <text:p>salicorne</text:p>
          </table:table-cell>
          <table:table-cell table:style-name="ce5" office:value-type="float" office:value="95">
            <text:p>95</text:p>
          </table:table-cell>
          <table:table-cell table:style-name="ce6" table:number-columns-repeated="7"/>
          <table:table-cell office:value-type="string">
            <text:p>soude</text:p>
          </table:table-cell>
          <table:table-cell table:formula="of:=SUM([.$F4];[.$F7];[.$F10];[.$F13];[.$F16];[.$F19];[.$F22];[.$F25];[.$F28])/10" office:value-type="float" office:value="0.2">
            <text:p>0,2</text:p>
          </table:table-cell>
          <table:table-cell table:style-name="ce6" table:number-columns-repeated="3"/>
          <table:table-cell table:formula="of:=[.S8]+2.5" office:value-type="float" office:value="17.5">
            <text:p>17,5</text:p>
          </table:table-cell>
          <table:table-cell table:number-columns-repeated="6"/>
          <table:table-cell table:style-name="ce6" table:number-columns-repeated="999"/>
        </table:table-row>
        <table:table-row table:style-name="ro1">
          <table:covered-table-cell table:number-columns-repeated="4"/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obione</text:p>
          </table:table-cell>
          <table:table-cell table:formula="of:=SUM([.$F5];[.$F8];[.$F11];[.$F14];[.$F17];[.$F20];[.$F23];[.$F26];[.$F29];[.$F32])/10" office:value-type="float" office:value="28.8">
            <text:p>28,8</text:p>
          </table:table-cell>
          <table:table-cell table:number-columns-repeated="3"/>
          <table:table-cell table:formula="of:=[.S9]+2.5" office:value-type="float" office:value="20">
            <text:p>20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autre</text:p>
          </table:table-cell>
          <table:table-cell table:formula="of:=[.$F31]/10" office:value-type="float" office:value="1">
            <text:p>1</text:p>
          </table:table-cell>
          <table:table-cell table:number-columns-repeated="3"/>
          <table:table-cell table:formula="of:=[.S10]+2.5" office:value-type="float" office:value="22.5">
            <text:p>22,5</text:p>
          </table:table-cell>
          <table:table-cell table:number-columns-repeated="1005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9]+2.5" office:value-type="float" office:value="7.5" table:number-columns-spanned="1" table:number-rows-spanned="3">
            <text:p>7,5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9]+2.5" office:value-type="float" office:value="10" table:number-columns-spanned="1" table:number-rows-spanned="3">
            <text:p>10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95">
            <text:p>95</text:p>
          </table:table-cell>
          <table:table-cell table:number-columns-repeated="7"/>
          <table:table-cell office:value-type="string">
            <text:p>total</text:p>
          </table:table-cell>
          <table:table-cell table:formula="of:=SUM([.O8:.O11])" office:value-type="float" office:value="100">
            <text:p>100</text:p>
          </table:table-cell>
          <table:table-cell table:number-columns-repeated="1009"/>
        </table:table-row>
        <table:table-row table:style-name="ro1">
          <table:covered-table-cell table:number-columns-repeated="4"/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12]+2.5" office:value-type="float" office:value="10" table:number-columns-spanned="1" table:number-rows-spanned="3">
            <text:p>10,0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12]+2.5" office:value-type="float" office:value="12.5" table:number-columns-spanned="1" table:number-rows-spanned="3">
            <text:p>12,5</text:p>
          </table:table-cell>
          <table:table-cell table:style-name="ce5" office:value-type="string">
            <text:p>salicorne</text:p>
          </table:table-cell>
          <table:table-cell table:style-name="ce5" office:value-type="float" office:value="60">
            <text:p>6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15]+2.5" office:value-type="float" office:value="12.5" table:number-columns-spanned="1" table:number-rows-spanned="3">
            <text:p>12,5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15]+2.5" office:value-type="float" office:value="15" table:number-columns-spanned="1" table:number-rows-spanned="3">
            <text:p>15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70">
            <text:p>7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18]+2.5" office:value-type="float" office:value="15" table:number-columns-spanned="1" table:number-rows-spanned="3">
            <text:p>15,0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18]+2.5" office:value-type="float" office:value="17.5" table:number-columns-spanned="1" table:number-rows-spanned="3">
            <text:p>17,5</text:p>
          </table:table-cell>
          <table:table-cell table:style-name="ce5" office:value-type="string">
            <text:p>salicorne</text:p>
          </table:table-cell>
          <table:table-cell table:style-name="ce5" office:value-type="float" office:value="60">
            <text:p>6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soude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21]+2.5" office:value-type="float" office:value="17.5" table:number-columns-spanned="1" table:number-rows-spanned="3">
            <text:p>17,5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21]+2.5" office:value-type="float" office:value="20" table:number-columns-spanned="1" table:number-rows-spanned="3">
            <text:p>20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60">
            <text:p>6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24]+2.5" office:value-type="float" office:value="20" table:number-columns-spanned="1" table:number-rows-spanned="3">
            <text:p>20,0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24]+2.5" office:value-type="float" office:value="22.5" table:number-columns-spanned="1" table:number-rows-spanned="3">
            <text:p>22,5</text:p>
          </table:table-cell>
          <table:table-cell table:style-name="ce5" office:value-type="string">
            <text:p>salicorne</text:p>
          </table:table-cell>
          <table:table-cell table:style-name="ce5" office:value-type="float" office:value="60">
            <text:p>6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27]+2.5" office:value-type="float" office:value="22.5" table:number-columns-spanned="1" table:number-rows-spanned="3">
            <text:p>22,5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27]+2.5" office:value-type="float" office:value="25" table:number-columns-spanned="1" table:number-rows-spanned="3">
            <text:p>25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40">
            <text:p>4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autre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number-columns-repeated="4" table:default-cell-style-name="ce1"/>
        <table:table-column table:style-name="co2" table:number-columns-repeated="14" table:default-cell-style-name="Default"/>
        <table:table-column table:style-name="co2" table:default-cell-style-name="ce10"/>
        <table:table-column table:style-name="co2" table:number-columns-repeated="4" table:default-cell-style-name="Default"/>
        <table:table-column table:style-name="co2" table:default-cell-style-name="ce10"/>
        <table:table-column table:style-name="co2" table:number-columns-repeated="1000" table:default-cell-style-name="Default"/>
        <table:table-row table:style-name="ro1">
          <table:table-cell office:value-type="string" table:number-columns-spanned="4" table:number-rows-spanned="1">
            <text:p>intervalle <text:span text:style-name="T1">(en </text:span><text:span text:style-name="T1">m)</text:span></text:p>
          </table:table-cell>
          <table:covered-table-cell table:number-columns-repeated="3"/>
          <table:table-cell office:value-type="string">
            <text:p>plante</text:p>
          </table:table-cell>
          <table:table-cell office:value-type="string">
            <text:p>%</text:p>
          </table:table-cell>
          <table:table-cell table:number-columns-repeated="12"/>
          <table:table-cell office:value-type="string">
            <text:p>distance</text:p>
          </table:table-cell>
          <table:table-cell table:number-columns-repeated="1005"/>
        </table:table-row>
        <table:table-row table:style-name="ro1">
          <table:table-cell table:style-name="ce2" office:value-type="string" table:number-columns-spanned="6" table:number-rows-spanned="1">
            <text:p>EAU</text:p>
          </table:table-cell>
          <table:covered-table-cell table:number-columns-repeated="3" table:style-name="ce4"/>
          <table:covered-table-cell table:number-columns-repeated="2"/>
          <table:table-cell>
            <draw:frame table:end-cell-address="Feuille2.M11" table:end-x="0.584cm" table:end-y="0.028cm" draw:z-index="0" draw:style-name="gr1" draw:text-style-name="P1" svg:width="15.914cm" svg:height="8.99cm" svg:x="1.108cm" svg:y="0.005cm">
              <draw:object draw:notify-on-update-of-ranges="Feuille2.S2:Feuille2.S9 Feuille2.E4:Feuille2.E4 Feuille2.E31:Feuille2.E31 Feuille2.E5:Feuille2.E5 Feuille2.E3:Feuille2.E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ce7" office:value-type="string" table:number-columns-spanned="2" table:number-rows-spanned="4">
            <text:p>ces pourcentages correspondent à la surface occupée par chaque plante, dans un intervalle de 2,5m</text:p>
          </table:table-cell>
          <table:covered-table-cell/>
          <table:table-cell table:number-columns-repeated="3"/>
          <table:table-cell table:style-name="ce11" table:formula="of:=[.B3]" office:value-type="float" office:value="0">
            <text:p>0,0</text:p>
          </table:table-cell>
          <table:table-cell table:number-columns-repeated="1005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office:value-type="float" office:value="0" table:number-columns-spanned="1" table:number-rows-spanned="3">
            <text:p>0,0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office:value-type="float" office:value="5" table:number-columns-spanned="1" table:number-rows-spanned="3">
            <text:p>5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80">
            <text:p>8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2]+5" office:value-type="float" office:value="5">
            <text:p>5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3]+5" office:value-type="float" office:value="10">
            <text:p>10</text:p>
          </table:table-cell>
          <table:table-cell table:number-columns-repeated="1005"/>
        </table:table-row>
        <table:table-row table:style-name="ro1">
          <table:covered-table-cell table:number-columns-repeated="4"/>
          <table:table-cell office:value-type="string">
            <text:p>obione</text:p>
          </table:table-cell>
          <table:table-cell office:value-type="float" office:value="20">
            <text:p>20</text:p>
          </table:table-cell>
          <table:table-cell table:number-columns-repeated="7"/>
          <table:covered-table-cell table:number-columns-repeated="2"/>
          <table:table-cell table:number-columns-repeated="3"/>
          <table:table-cell table:formula="of:=[.S4]+5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3]+2.5" office:value-type="float" office:value="2.5" table:number-columns-spanned="1" table:number-rows-spanned="3">
            <text:p>2,5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3]+5" office:value-type="float" office:value="10" table:number-columns-spanned="1" table:number-rows-spanned="3">
            <text:p>10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90">
            <text:p>90</text:p>
          </table:table-cell>
          <table:table-cell table:style-name="ce6" table:number-columns-repeated="12"/>
          <table:table-cell table:formula="of:=[.S5]+5" office:value-type="float" office:value="20">
            <text:p>20</text:p>
          </table:table-cell>
          <table:table-cell table:number-columns-repeated="6"/>
          <table:table-cell table:style-name="ce6" table:number-columns-repeated="999"/>
        </table:table-row>
        <table:table-row table:style-name="ro1">
          <table:covered-table-cell table:number-columns-repeated="3"/>
          <table:covered-table-cell table:style-name="ce3" table:formula="of:=[.D4]+5" office:value-type="float" office:value="5">
            <text:p>5,0</text:p>
          </table:covered-table-cell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 table:number-columns-spanned="2" table:number-rows-spanned="1">
            <text:p>pourcentages totaux</text:p>
          </table:table-cell>
          <table:covered-table-cell/>
          <table:table-cell table:number-columns-repeated="3"/>
          <table:table-cell table:formula="of:=[.S6]+5" office:value-type="float" office:value="25">
            <text:p>25</text:p>
          </table:table-cell>
          <table:table-cell table:number-columns-repeated="1005"/>
        </table:table-row>
        <table:table-row table:style-name="ro1">
          <table:covered-table-cell table:number-columns-repeated="3"/>
          <table:covered-table-cell table:style-name="ce3" table:formula="of:=[.D5]+5" office:value-type="float" office:value="5">
            <text:p>5,0</text:p>
          </table:covered-table-cell>
          <table:table-cell office:value-type="string">
            <text:p>obione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string">
            <text:p>salicorne</text:p>
          </table:table-cell>
          <table:table-cell table:formula="of:=SUM([.$F$3];[.$F$6];[.$F$9];[.$F$12];[.$F$15];[.$F$18];[.$F$21];[.$F$24];[.$F$27];[.$F$30])/10" office:value-type="float" office:value="48.5">
            <text:p>48,5</text:p>
          </table:table-cell>
          <table:table-cell table:number-columns-repeated="3"/>
          <table:table-cell table:formula="of:=[.S7]+5" office:value-type="float" office:value="30">
            <text:p>30</text:p>
          </table:table-cell>
          <table:table-cell table:number-columns-repeated="1005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6]+2.5" office:value-type="float" office:value="5" table:number-columns-spanned="1" table:number-rows-spanned="3">
            <text:p>5,0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6]+5" office:value-type="float" office:value="15" table:number-columns-spanned="1" table:number-rows-spanned="3">
            <text:p>15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95">
            <text:p>95</text:p>
          </table:table-cell>
          <table:table-cell table:style-name="ce6" table:number-columns-repeated="7"/>
          <table:table-cell office:value-type="string">
            <text:p>soude</text:p>
          </table:table-cell>
          <table:table-cell table:formula="of:=SUM([.$F4];[.$F7];[.$F10];[.$F13];[.$F16];[.$F19];[.$F22];[.$F25];[.$F28])/10" office:value-type="float" office:value="3">
            <text:p>3</text:p>
          </table:table-cell>
          <table:table-cell table:style-name="ce6" table:number-columns-repeated="3"/>
          <table:table-cell table:formula="of:=[.S8]+5" office:value-type="float" office:value="35">
            <text:p>35</text:p>
          </table:table-cell>
          <table:table-cell table:number-columns-repeated="6"/>
          <table:table-cell table:style-name="ce6" table:number-columns-repeated="999"/>
        </table:table-row>
        <table:table-row table:style-name="ro1">
          <table:covered-table-cell table:number-columns-repeated="3"/>
          <table:covered-table-cell table:style-name="ce3" table:formula="of:=[.D7]+5" office:value-type="float" office:value="10">
            <text:p>10,0</text:p>
          </table:covered-table-cell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obione</text:p>
          </table:table-cell>
          <table:table-cell table:formula="of:=SUM([.$F5];[.$F8];[.$F11];[.$F14];[.$F17];[.$F20];[.$F23];[.$F26];[.$F29];[.$F32])/10" office:value-type="float" office:value="16.5">
            <text:p>16,5</text:p>
          </table:table-cell>
          <table:table-cell table:number-columns-repeated="1009"/>
        </table:table-row>
        <table:table-row table:style-name="ro1">
          <table:covered-table-cell table:number-columns-repeated="3"/>
          <table:covered-table-cell table:style-name="ce3" table:formula="of:=[.D8]+5" office:value-type="float" office:value="10">
            <text:p>10,0</text:p>
          </table:covered-table-cell>
          <table:table-cell office:value-type="string">
            <text:p>obion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autre</text:p>
          </table:table-cell>
          <table:table-cell table:formula="of:=[.$F31]/10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9]+2.5" office:value-type="float" office:value="7.5" table:number-columns-spanned="1" table:number-rows-spanned="3">
            <text:p>7,5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9]+5" office:value-type="float" office:value="20" table:number-columns-spanned="1" table:number-rows-spanned="3">
            <text:p>20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60">
            <text:p>60</text:p>
          </table:table-cell>
          <table:table-cell table:number-columns-repeated="7"/>
          <table:table-cell office:value-type="string">
            <text:p>total</text:p>
          </table:table-cell>
          <table:table-cell table:formula="of:=SUM([.O8:.O11])" office:value-type="float" office:value="68">
            <text:p>68</text:p>
          </table:table-cell>
          <table:table-cell table:number-columns-repeated="1009"/>
        </table:table-row>
        <table:table-row table:style-name="ro1">
          <table:covered-table-cell table:number-columns-repeated="3"/>
          <table:covered-table-cell table:style-name="ce3" table:formula="of:=[.D10]+5" office:value-type="float" office:value="15">
            <text:p>15,0</text:p>
          </table:covered-table-cell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number-columns-repeated="3"/>
          <table:covered-table-cell table:style-name="ce3" table:formula="of:=[.D11]+5" office:value-type="float" office:value="15">
            <text:p>15,0</text:p>
          </table:covered-table-cell>
          <table:table-cell office:value-type="string">
            <text:p>obione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12]+2.5" office:value-type="float" office:value="10" table:number-columns-spanned="1" table:number-rows-spanned="3">
            <text:p>10,0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12]+5" office:value-type="float" office:value="25" table:number-columns-spanned="1" table:number-rows-spanned="3">
            <text:p>25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80">
            <text:p>80</text:p>
          </table:table-cell>
          <table:table-cell table:number-columns-repeated="1018"/>
        </table:table-row>
        <table:table-row table:style-name="ro1">
          <table:covered-table-cell table:number-columns-repeated="3"/>
          <table:covered-table-cell table:style-name="ce3" table:formula="of:=[.D13]+5" office:value-type="float" office:value="20">
            <text:p>20,0</text:p>
          </table:covered-table-cell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number-columns-repeated="3"/>
          <table:covered-table-cell table:style-name="ce3" table:formula="of:=[.D14]+5" office:value-type="float" office:value="20">
            <text:p>20,0</text:p>
          </table:covered-table-cell>
          <table:table-cell office:value-type="string">
            <text:p>obione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15]+2.5" office:value-type="float" office:value="12.5" table:number-columns-spanned="1" table:number-rows-spanned="3">
            <text:p>12,5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15]+5" office:value-type="float" office:value="30" table:number-columns-spanned="1" table:number-rows-spanned="3">
            <text:p>30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80">
            <text:p>80</text:p>
          </table:table-cell>
          <table:table-cell table:number-columns-repeated="1018"/>
        </table:table-row>
        <table:table-row table:style-name="ro1">
          <table:covered-table-cell table:number-columns-repeated="3"/>
          <table:covered-table-cell table:style-name="ce3" table:formula="of:=[.D16]+5" office:value-type="float" office:value="25">
            <text:p>25,0</text:p>
          </table:covered-table-cell>
          <table:table-cell office:value-type="string">
            <text:p>soude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number-columns-repeated="3"/>
          <table:covered-table-cell table:style-name="ce3" table:formula="of:=[.D17]+5" office:value-type="float" office:value="25">
            <text:p>25,0</text:p>
          </table:covered-table-cell>
          <table:table-cell office:value-type="string">
            <text:p>obione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3">
            <text:p>de</text:p>
          </table:table-cell>
          <table:table-cell table:style-name="ce3" table:formula="of:=[.B18]+2.5" office:value-type="float" office:value="15" table:number-columns-spanned="1" table:number-rows-spanned="3">
            <text:p>15,0</text:p>
          </table:table-cell>
          <table:table-cell table:style-name="ce3" office:value-type="string" table:number-columns-spanned="1" table:number-rows-spanned="3">
            <text:p>à</text:p>
          </table:table-cell>
          <table:table-cell table:style-name="ce3" table:formula="of:=[.D18]+5" office:value-type="float" office:value="35" table:number-columns-spanned="1" table:number-rows-spanned="3">
            <text:p>35,0</text:p>
          </table:table-cell>
          <table:table-cell table:style-name="ce5" office:value-type="string">
            <text:p>salicorne</text:p>
          </table:table-cell>
          <table:table-cell table:style-name="ce5" office:value-type="float" office:value="0">
            <text:p>0</text:p>
          </table:table-cell>
          <table:table-cell table:number-columns-repeated="1018"/>
        </table:table-row>
        <table:table-row table:style-name="ro1">
          <table:covered-table-cell table:number-columns-repeated="3"/>
          <table:covered-table-cell table:style-name="ce3" table:formula="of:=[.D19]+5" office:value-type="float" office:value="30">
            <text:p>30,0</text:p>
          </table:covered-table-cell>
          <table:table-cell office:value-type="string">
            <text:p>soude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covered-table-cell table:number-columns-repeated="3"/>
          <table:covered-table-cell table:style-name="ce3" table:formula="of:=[.D20]+5" office:value-type="float" office:value="30">
            <text:p>30,0</text:p>
          </table:covered-table-cell>
          <table:table-cell office:value-type="string">
            <text:p>obione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5"/>
          <table:table-cell table:style-name="ce5"/>
          <table:table-cell table:number-columns-repeated="1018"/>
        </table:table-row>
        <table:table-row table:style-name="ro1">
          <table:covered-table-cell table:number-columns-repeated="3"/>
          <table:covered-table-cell table:style-name="ce3"/>
          <table:table-cell/>
          <table:table-cell/>
          <table:table-cell table:number-columns-repeated="1018"/>
        </table:table-row>
        <table:table-row table:style-name="ro1">
          <table:covered-table-cell table:number-columns-repeated="3"/>
          <table:covered-table-cell table:style-name="ce3"/>
          <table:table-cell/>
          <table:table-cell/>
          <table:table-cell table:number-columns-repeated="1018"/>
        </table:table-row>
        <table:table-row table:style-name="ro1"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5"/>
          <table:table-cell table:style-name="ce5"/>
          <table:table-cell table:number-columns-repeated="1018"/>
        </table:table-row>
        <table:table-row table:style-name="ro1">
          <table:covered-table-cell table:number-columns-repeated="3"/>
          <table:covered-table-cell table:style-name="ce3"/>
          <table:table-cell/>
          <table:table-cell/>
          <table:table-cell table:number-columns-repeated="1018"/>
        </table:table-row>
        <table:table-row table:style-name="ro1">
          <table:covered-table-cell table:number-columns-repeated="3"/>
          <table:covered-table-cell table:style-name="ce3"/>
          <table:table-cell/>
          <table:table-cell/>
          <table:table-cell table:number-columns-repeated="1018"/>
        </table:table-row>
        <table:table-row table:style-name="ro1"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3" table:number-columns-spanned="1" table:number-rows-spanned="3"/>
          <table:table-cell table:style-name="ce5"/>
          <table:table-cell table:style-name="ce5"/>
          <table:table-cell table:number-columns-repeated="1018"/>
        </table:table-row>
        <table:table-row table:style-name="ro1">
          <table:covered-table-cell table:number-columns-repeated="3"/>
          <table:covered-table-cell table:style-name="ce3"/>
          <table:table-cell table:number-columns-repeated="2"/>
          <table:table-cell table:number-columns-repeated="1018"/>
        </table:table-row>
        <table:table-row table:style-name="ro1">
          <table:covered-table-cell table:number-columns-repeated="3"/>
          <table:covered-table-cell table:style-name="ce3"/>
          <table:table-cell/>
          <table:table-cell/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 table:print="false">
        <table:table-column table:style-name="co3" table:number-columns-repeated="6" table:default-cell-style-name="Default"/>
        <table:table-row table:style-name="ro2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Feuille3.M13" table:end-x="1.182cm" table:end-y="0.602cm" draw:z-index="0" draw:style-name="gr2" draw:text-style-name="P1" svg:width="15.99cm" svg:height="8.994cm" svg:x="0.999cm" svg:y="0.027cm">
              <draw:object draw:notify-on-update-of-ranges="Feuille3.A1:Feuille3.A1 Feuille3.A2:Feuille3.A11 Feuille3.C1:Feuille3.C1 Feuille3.C2:Feuille3.C11 Feuille3.E1:Feuille3.E1 Feuille3.E2:Feuille3.E11 Feuille3.D1:Feuille3.D1 Feuille3.D2:Feuille3.D11 Feuille3.B1:Feuille3.B1 Feuille3.B2:Feuille3.B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office:value-type="float" office:value="2.5">
            <text:p>2,5</text:p>
          </table:table-cell>
          <table:table-cell table:style-name="ce5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table:style-name="ce5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7.5">
            <text:p>7,5</text:p>
          </table:table-cell>
          <table:table-cell table:style-name="ce5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table:style-name="ce5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2.5">
            <text:p>12,5</text:p>
          </table:table-cell>
          <table:table-cell table:style-name="ce5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table:style-name="ce5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17.5">
            <text:p>17,5</text:p>
          </table:table-cell>
          <table:table-cell table:style-name="ce5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table:style-name="ce5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2.5">
            <text:p>22,5</text:p>
          </table:table-cell>
          <table:table-cell table:style-name="ce5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table:style-name="ce5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/>
        </table:table-row>
        <table:table-row table:style-name="ro4" table:number-rows-repeated="1048564">
          <table:table-cell table:number-columns-repeated="6"/>
        </table:table-row>
        <table:table-row table:style-name="ro4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8106" number:language="fr" number:country="FR">
      <number:number number:decimal-places="2" number:min-integer-digits="1"/>
      <number:text> %</number:text>
    </number:percentage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24/11/2017</text:date>, <text:time>07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1:07:01.49</meta:creation-date>
    <dc:date>2017-11-24T07:48:21.87</dc:date>
    <meta:editing-duration>PT7H2M52S</meta:editing-duration>
    <meta:editing-cycles>14</meta:editing-cycles>
    <meta:generator>OpenOffice/4.1.3$Win32 OpenOffice.org_project/413m1$Build-9783</meta:generator>
    <dc:creator>Silène Godard-Cadillac</dc:creator>
    <meta:document-statistic meta:table-count="3" meta:cell-count="3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80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b2b2b2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66ff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9999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19cm" svg:height="8.991cm" xlink:href=".." xlink:type="simple" chart:class="chart:area" chart:style-name="ch1">
        <chart:legend chart:legend-position="end" svg:x="13.788cm" svg:y="3.397cm" style:legend-expansion="high" chart:style-name="ch2"/>
        <chart:plot-area chart:style-name="ch3" table:cell-range-address="Feuille1.S2:Feuille1.S11 Feuille1.E3:Feuille1.F5 Feuille1.F6:Feuille1.F9 Feuille1.F10:Feuille1.F12 Feuille1.F13:Feuille1.F15 Feuille1.F16:Feuille1.F18 Feuille1.F19:Feuille1.F21 Feuille1.F22:Feuille1.F24 Feuille1.F25:Feuille1.F27 Feuille1.F28:Feuille1.F30 Feuille1.E31:Feuille1.F31 Feuille1.X1:Feuille1.X9 Feuille1.F32:Feuille1.F32" chart:data-source-has-labels="both" svg:x="0.768cm" svg:y="0.851cm" svg:width="12.384cm" svg:height="6.953cm">
          <chartooo:coordinate-region svg:x="1.892cm" svg:y="1.063cm" svg:width="10.928cm" svg:height="6.068cm"/>
          <chart:axis chart:dimension="x" chart:name="primary-x" chart:style-name="ch4" chartooo:axis-type="text">
            <chart:title svg:x="5.765cm" svg:y="7.984cm" chart:style-name="ch5">
              <text:p>distance à l'eau</text:p>
            </chart:title>
            <chart:categories table:cell-range-address="Feuille1.S2:Feuille1.S11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Feuille1.F4:Feuille1.F4 Feuille1.F7:Feuille1.F7 Feuille1.F10:Feuille1.F10 Feuille1.F13:Feuille1.F13 Feuille1.F16:Feuille1.F16 Feuille1.F19:Feuille1.F19 Feuille1.F22:Feuille1.F22 Feuille1.F25:Feuille1.F25 Feuille1.F28:Feuille1.F28" chart:label-cell-address="Feuille1.E4:Feuille1.E4" chart:class="chart:area">
            <chart:data-point chart:repeated="9"/>
          </chart:series>
          <chart:series chart:style-name="ch10" chart:values-cell-range-address="" chart:class="chart:area">
            <chart:data-point/>
          </chart:series>
          <chart:series chart:style-name="ch11" chart:values-cell-range-address="Feuille1.X1:Feuille1.X1 Feuille1.X2:Feuille1.X2 Feuille1.X3:Feuille1.X3 Feuille1.X4:Feuille1.X4 Feuille1.X5:Feuille1.X5 Feuille1.X6:Feuille1.X6 Feuille1.X7:Feuille1.X7 Feuille1.X8:Feuille1.X8 Feuille1.X9:Feuille1.X9 Feuille1.F31:Feuille1.F31" chart:label-cell-address="Feuille1.E31:Feuille1.E31" chart:class="chart:area">
            <chart:data-point chart:repeated="10"/>
          </chart:series>
          <chart:series chart:style-name="ch12" chart:values-cell-range-address="Feuille1.F5:Feuille1.F5 Feuille1.F8:Feuille1.F8 Feuille1.F11:Feuille1.F11 Feuille1.F14:Feuille1.F14 Feuille1.F17:Feuille1.F17 Feuille1.F20:Feuille1.F20 Feuille1.F23:Feuille1.F23 Feuille1.F26:Feuille1.F26 Feuille1.F29:Feuille1.F29 Feuille1.F32:Feuille1.F32" chart:label-cell-address="Feuille1.E5:Feuille1.E5" chart:class="chart:area">
            <chart:data-point chart:repeated="10"/>
          </chart:series>
          <chart:series chart:style-name="ch13" chart:values-cell-range-address="Feuille1.F3:Feuille1.F3 Feuille1.F6:Feuille1.F6 Feuille1.F9:Feuille1.F9 Feuille1.F12:Feuille1.F12 Feuille1.F15:Feuille1.F15 Feuille1.F18:Feuille1.F18 Feuille1.F21:Feuille1.F21 Feuille1.F24:Feuille1.F24 Feuille1.F27:Feuille1.F27 Feuille1.F30:Feuille1.F30" chart:label-cell-address="Feuille1.E3:Feuille1.E3" chart:class="chart:area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Feuille1.E4:Feuille1.E4</svg:desc>
                </draw:g>
              </table:table-cell>
              <table:table-cell office:value-type="string">
                <text:p>autre</text:p>
                <draw:g>
                  <svg:desc>Feuille1.E31:Feuille1.E31</svg:desc>
                </draw:g>
              </table:table-cell>
              <table:table-cell office:value-type="string">
                <text:p>obione</text:p>
                <draw:g>
                  <svg:desc>Feuille1.E5:Feuille1.E5</svg:desc>
                </draw:g>
              </table:table-cell>
              <table:table-cell office:value-type="string">
                <text:p>salicorne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S2:Feuille1.S11</svg:desc>
                </draw:g>
              </table:table-cell>
              <table:table-cell office:value-type="float" office:value="0">
                <text:p>0</text:p>
                <draw:g>
                  <svg:desc>Feuille1.F4:Feuille1.F4 Feuille1.F7:Feuille1.F7 Feuille1.F10:Feuille1.F10 Feuille1.F13:Feuille1.F13 Feuille1.F16:Feuille1.F16 Feuille1.F19:Feuille1.F19 Feuille1.F22:Feuille1.F22 Feuille1.F25:Feuille1.F25 Feuille1.F28:Feuille1.F28</svg:desc>
                </draw:g>
              </table:table-cell>
              <table:table-cell office:value-type="float" office:value="NaN">
                <text:p>NaN</text:p>
                <draw:g>
                  <svg:desc>Feuille1.X1:Feuille1.X1 Feuille1.X2:Feuille1.X2 Feuille1.X3:Feuille1.X3 Feuille1.X4:Feuille1.X4 Feuille1.X5:Feuille1.X5 Feuille1.X6:Feuille1.X6 Feuille1.X7:Feuille1.X7 Feuille1.X8:Feuille1.X8 Feuille1.X9:Feuille1.X9 Feuille1.F31:Feuille1.F31</svg:desc>
                </draw:g>
              </table:table-cell>
              <table:table-cell office:value-type="float" office:value="20">
                <text:p>20</text:p>
                <draw:g>
                  <svg:desc>Feuille1.F5:Feuille1.F5 Feuille1.F8:Feuille1.F8 Feuille1.F11:Feuille1.F11 Feuille1.F14:Feuille1.F14 Feuille1.F17:Feuille1.F17 Feuille1.F20:Feuille1.F20 Feuille1.F23:Feuille1.F23 Feuille1.F26:Feuille1.F26 Feuille1.F29:Feuille1.F29 Feuille1.F32:Feuille1.F32</svg:desc>
                </draw:g>
              </table:table-cell>
              <table:table-cell office:value-type="float" office:value="80">
                <text:p>80</text:p>
                <draw:g>
                  <svg:desc>Feuille1.F3:Feuille1.F3 Feuille1.F6:Feuille1.F6 Feuille1.F9:Feuille1.F9 Feuille1.F12:Feuille1.F12 Feuille1.F15:Feuille1.F15 Feuille1.F18:Feuille1.F18 Feuille1.F21:Feuille1.F21 Feuille1.F24:Feuille1.F24 Feuille1.F27:Feuille1.F27 Feuille1.F30:Feuille1.F30</svg:desc>
                </draw:g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801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b2b2b2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66ff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9999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15cm" svg:height="8.991cm" xlink:href=".." xlink:type="simple" chart:class="chart:area" chart:style-name="ch1">
        <chart:legend chart:legend-position="end" svg:x="13.784cm" svg:y="3.397cm" style:legend-expansion="high" chart:style-name="ch2"/>
        <chart:plot-area chart:style-name="ch3" table:cell-range-address="Feuille2.S2:Feuille2.S9 Feuille2.E3:Feuille2.F5 Feuille2.F6:Feuille2.F9 Feuille2.F10:Feuille2.F12 Feuille2.F13:Feuille2.F15 Feuille2.F16:Feuille2.F18 Feuille2.F19:Feuille2.F21 Feuille2.F22:Feuille2.F23 Feuille2.E31:Feuille2.F31 Feuille2.X1:Feuille2.X9" chart:data-source-has-labels="both" svg:x="0.768cm" svg:y="0.851cm" svg:width="12.38cm" svg:height="6.953cm">
          <chartooo:coordinate-region svg:x="1.892cm" svg:y="1.063cm" svg:width="11.256cm" svg:height="6.068cm"/>
          <chart:axis chart:dimension="x" chart:name="primary-x" chart:style-name="ch4" chartooo:axis-type="text">
            <chart:title svg:x="5.763cm" svg:y="7.984cm" chart:style-name="ch5">
              <text:p>distance à l'eau</text:p>
            </chart:title>
            <chart:categories table:cell-range-address="Feuille2.S2:Feuille2.S9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Feuille2.F4:Feuille2.F4 Feuille2.F7:Feuille2.F7 Feuille2.F10:Feuille2.F10 Feuille2.F13:Feuille2.F13 Feuille2.F16:Feuille2.F16 Feuille2.F19:Feuille2.F19 Feuille2.F22:Feuille2.F22" chart:label-cell-address="Feuille2.E4:Feuille2.E4" chart:class="chart:area">
            <chart:data-point chart:repeated="7"/>
          </chart:series>
          <chart:series chart:style-name="ch10" chart:values-cell-range-address="" chart:class="chart:area">
            <chart:data-point/>
          </chart:series>
          <chart:series chart:style-name="ch11" chart:values-cell-range-address="Feuille2.X1:Feuille2.X1 Feuille2.X2:Feuille2.X2 Feuille2.X3:Feuille2.X3 Feuille2.X4:Feuille2.X4 Feuille2.X5:Feuille2.X5 Feuille2.X6:Feuille2.X6 Feuille2.X7:Feuille2.X7 Feuille2.X8:Feuille2.X8 Feuille2.X9:Feuille2.X9 Feuille2.F31:Feuille2.F31" chart:label-cell-address="Feuille2.E31:Feuille2.E31" chart:class="chart:area">
            <chart:data-point chart:repeated="10"/>
          </chart:series>
          <chart:series chart:style-name="ch12" chart:values-cell-range-address="Feuille2.F5:Feuille2.F5 Feuille2.F8:Feuille2.F8 Feuille2.F11:Feuille2.F11 Feuille2.F14:Feuille2.F14 Feuille2.F17:Feuille2.F17 Feuille2.F20:Feuille2.F20 Feuille2.F23:Feuille2.F23" chart:label-cell-address="Feuille2.E5:Feuille2.E5" chart:class="chart:area">
            <chart:data-point chart:repeated="7"/>
          </chart:series>
          <chart:series chart:style-name="ch13" chart:values-cell-range-address="Feuille2.F3:Feuille2.F3 Feuille2.F6:Feuille2.F6 Feuille2.F9:Feuille2.F9 Feuille2.F12:Feuille2.F12 Feuille2.F15:Feuille2.F15 Feuille2.F18:Feuille2.F18 Feuille2.F21:Feuille2.F21" chart:label-cell-address="Feuille2.E3:Feuille2.E3" chart:class="chart:area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Feuille2.E4:Feuille2.E4</svg:desc>
                </draw:g>
              </table:table-cell>
              <table:table-cell office:value-type="string">
                <text:p/>
                <draw:g>
                  <svg:desc>Feuille2.E31:Feuille2.E31</svg:desc>
                </draw:g>
              </table:table-cell>
              <table:table-cell office:value-type="string">
                <text:p>obione</text:p>
                <draw:g>
                  <svg:desc>Feuille2.E5:Feuille2.E5</svg:desc>
                </draw:g>
              </table:table-cell>
              <table:table-cell office:value-type="string">
                <text:p>salicorne</text:p>
                <draw:g>
                  <svg:desc>Feuille2.E3:Feuille2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2.S2:Feuille2.S9</svg:desc>
                </draw:g>
              </table:table-cell>
              <table:table-cell office:value-type="float" office:value="0">
                <text:p>0</text:p>
                <draw:g>
                  <svg:desc>Feuille2.F4:Feuille2.F4 Feuille2.F7:Feuille2.F7 Feuille2.F10:Feuille2.F10 Feuille2.F13:Feuille2.F13 Feuille2.F16:Feuille2.F16 Feuille2.F19:Feuille2.F19 Feuille2.F22:Feuille2.F22</svg:desc>
                </draw:g>
              </table:table-cell>
              <table:table-cell office:value-type="float" office:value="NaN">
                <text:p>NaN</text:p>
                <draw:g>
                  <svg:desc>Feuille2.X1:Feuille2.X1 Feuille2.X2:Feuille2.X2 Feuille2.X3:Feuille2.X3 Feuille2.X4:Feuille2.X4 Feuille2.X5:Feuille2.X5 Feuille2.X6:Feuille2.X6 Feuille2.X7:Feuille2.X7 Feuille2.X8:Feuille2.X8 Feuille2.X9:Feuille2.X9 Feuille2.F31:Feuille2.F31</svg:desc>
                </draw:g>
              </table:table-cell>
              <table:table-cell office:value-type="float" office:value="20">
                <text:p>20</text:p>
                <draw:g>
                  <svg:desc>Feuille2.F5:Feuille2.F5 Feuille2.F8:Feuille2.F8 Feuille2.F11:Feuille2.F11 Feuille2.F14:Feuille2.F14 Feuille2.F17:Feuille2.F17 Feuille2.F20:Feuille2.F20 Feuille2.F23:Feuille2.F23</svg:desc>
                </draw:g>
              </table:table-cell>
              <table:table-cell office:value-type="float" office:value="80">
                <text:p>80</text:p>
                <draw:g>
                  <svg:desc>Feuille2.F3:Feuille2.F3 Feuille2.F6:Feuille2.F6 Feuille2.F9:Feuille2.F9 Feuille2.F12:Feuille2.F12 Feuille2.F15:Feuille2.F15 Feuille2.F18:Feuille2.F18 Feuille2.F21:Feuille2.F2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8.995cm" xlink:href=".." xlink:type="simple" chart:class="chart:area" chart:column-mapping="0 2 4 3 1" chart:style-name="ch1">
        <chart:legend chart:legend-position="end" svg:x="12.67cm" svg:y="3.137cm" style:legend-expansion="high" chart:style-name="ch2"/>
        <chart:plot-area chart:style-name="ch3" table:cell-range-address="Feuille3.A1:Feuille3.E11" chart:data-source-has-labels="row" svg:x="0.769cm" svg:y="0.851cm" svg:width="11.263cm" svg:height="7.545cm">
          <chartooo:coordinate-region svg:x="1.893cm" svg:y="1.063cm" svg:width="9.952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3.A2:Feuille3.A11" chart:label-cell-address="Feuille3.A1:Feuille3.A1" chart:class="chart:area">
            <chart:data-point chart:repeated="10"/>
          </chart:series>
          <chart:series chart:style-name="ch8" chart:values-cell-range-address="Feuille3.C2:Feuille3.C11" chart:label-cell-address="Feuille3.C1:Feuille3.C1" chart:class="chart:area">
            <chart:data-point chart:repeated="10"/>
          </chart:series>
          <chart:series chart:style-name="ch9" chart:values-cell-range-address="Feuille3.E2:Feuille3.E11" chart:label-cell-address="Feuille3.E1:Feuille3.E1" chart:class="chart:area">
            <chart:data-point chart:repeated="10"/>
          </chart:series>
          <chart:series chart:style-name="ch10" chart:values-cell-range-address="Feuille3.D2:Feuille3.D11" chart:label-cell-address="Feuille3.D1:Feuille3.D1" chart:class="chart:area">
            <chart:data-point chart:repeated="10"/>
          </chart:series>
          <chart:series chart:style-name="ch11" chart:values-cell-range-address="Feuille3.B2:Feuille3.B11" chart:label-cell-address="Feuille3.B1:Feuille3.B1" chart:class="chart:area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valle \ plante</text:p>
                <draw:g>
                  <svg:desc>Feuille3.A1:Feuille3.A1</svg:desc>
                </draw:g>
              </table:table-cell>
              <table:table-cell office:value-type="string">
                <text:p>soude</text:p>
                <draw:g>
                  <svg:desc>Feuille3.C1:Feuille3.C1</svg:desc>
                </draw:g>
              </table:table-cell>
              <table:table-cell office:value-type="string">
                <text:p>autre</text:p>
                <draw:g>
                  <svg:desc>Feuille3.E1:Feuille3.E1</svg:desc>
                </draw:g>
              </table:table-cell>
              <table:table-cell office:value-type="string">
                <text:p>obione</text:p>
                <draw:g>
                  <svg:desc>Feuille3.D1:Feuille3.D1</svg:desc>
                </draw:g>
              </table:table-cell>
              <table:table-cell office:value-type="string">
                <text:p>salicorne</text:p>
                <draw:g>
                  <svg:desc>Feuille3.B1:Feuille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Feuille3.A2:Feuille3.A11</svg:desc>
                </draw:g>
              </table:table-cell>
              <table:table-cell office:value-type="float" office:value="0">
                <text:p>0</text:p>
                <draw:g>
                  <svg:desc>Feuille3.C2:Feuille3.C11</svg:desc>
                </draw:g>
              </table:table-cell>
              <table:table-cell office:value-type="float" office:value="0">
                <text:p>0</text:p>
                <draw:g>
                  <svg:desc>Feuille3.E2:Feuille3.E11</svg:desc>
                </draw:g>
              </table:table-cell>
              <table:table-cell office:value-type="float" office:value="20">
                <text:p>20</text:p>
                <draw:g>
                  <svg:desc>Feuille3.D2:Feuille3.D11</svg:desc>
                </draw:g>
              </table:table-cell>
              <table:table-cell office:value-type="float" office:value="80">
                <text:p>80</text:p>
                <draw:g>
                  <svg:desc>Feuille3.B2:Feuille3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">
                <text:p>1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